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8.308cm" table:align="left"/>
    </style:style>
    <style:style style:name="Tabla1.A" style:family="table-column">
      <style:table-column-properties style:column-width="0.637cm"/>
    </style:style>
    <style:style style:name="Tabla1.B" style:family="table-column">
      <style:table-column-properties style:column-width="7.671cm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5d3410"/>
    </style:style>
    <style:style style:name="P2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3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4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5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6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7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8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9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0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1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2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3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4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5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6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7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8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9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20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21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22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23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24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25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26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27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28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29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30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31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32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33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34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35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36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37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38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39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40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41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42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4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4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45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609fe4" fo:background-color="#ff0066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56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57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58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59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60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61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62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63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64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65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66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67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68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69" style:family="paragraph" style:parent-style-name="Standard">
      <style:paragraph-properties fo:text-align="justify" style:justify-single-word="false"/>
      <style:text-properties fo:color="#000000" officeooo:rsid="00609fe4" officeooo:paragraph-rsid="00609fe4"/>
    </style:style>
    <style:style style:name="P70" style:family="paragraph" style:parent-style-name="Standard">
      <style:paragraph-properties fo:text-align="justify" style:justify-single-word="false"/>
      <style:text-properties fo:color="#000000" officeooo:rsid="0060b5d1" officeooo:paragraph-rsid="0060b5d1"/>
    </style:style>
    <style:style style:name="P71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P72" style:family="paragraph" style:parent-style-name="Standard">
      <style:paragraph-properties fo:text-align="justify" style:justify-single-word="false"/>
      <style:text-properties fo:color="#000000" officeooo:rsid="0064df83" officeooo:paragraph-rsid="0064df83"/>
    </style:style>
    <style:style style:name="P73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87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89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90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91" style:family="paragraph" style:parent-style-name="Standard">
      <style:text-properties officeooo:rsid="0016324f" officeooo:paragraph-rsid="005d3410"/>
    </style:style>
    <style:style style:name="P92" style:family="paragraph" style:parent-style-name="Standard">
      <style:text-properties officeooo:rsid="0075ad16" officeooo:paragraph-rsid="005d3410"/>
    </style:style>
    <style:style style:name="P93" style:family="paragraph" style:parent-style-name="Standard">
      <style:text-properties officeooo:rsid="0017095d" officeooo:paragraph-rsid="005d3410"/>
    </style:style>
    <style:style style:name="P94" style:family="paragraph" style:parent-style-name="Standard">
      <style:text-properties fo:color="#ff3333" officeooo:rsid="0017095d" officeooo:paragraph-rsid="005d3410"/>
    </style:style>
    <style:style style:name="P95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96" style:family="paragraph" style:parent-style-name="Standard">
      <style:paragraph-properties fo:text-align="justify" style:justify-single-word="false"/>
      <style:text-properties officeooo:rsid="005dd82d" officeooo:paragraph-rsid="005dd82d"/>
    </style:style>
    <style:style style:name="P97" style:family="paragraph" style:parent-style-name="Standard">
      <style:paragraph-properties fo:text-align="justify" style:justify-single-word="false"/>
      <style:text-properties officeooo:rsid="005fc6e1" officeooo:paragraph-rsid="005fc6e1"/>
    </style:style>
    <style:style style:name="P98" style:family="paragraph" style:parent-style-name="Standard">
      <style:paragraph-properties fo:text-align="justify" style:justify-single-word="false"/>
      <style:text-properties officeooo:rsid="0062f7a5" officeooo:paragraph-rsid="0062f7a5"/>
    </style:style>
    <style:style style:name="P99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100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101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102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103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10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105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P106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107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08" style:family="paragraph" style:parent-style-name="Standard">
      <style:paragraph-properties fo:text-align="justify" style:justify-single-word="false"/>
      <style:text-properties fo:color="#000000" officeooo:rsid="0068bd50" officeooo:paragraph-rsid="0068bd50"/>
    </style:style>
    <style:style style:name="P109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68bd50" fo:background-color="#ff0066" style:font-weight-asian="bold" style:font-weight-complex="bold"/>
    </style:style>
    <style:style style:name="P110" style:family="paragraph" style:parent-style-name="Standard">
      <style:paragraph-properties fo:text-align="justify" style:justify-single-word="false"/>
      <style:text-properties fo:font-weight="bold" officeooo:paragraph-rsid="0068bd50" fo:background-color="#ff0066" style:font-weight-asian="bold" style:font-weight-complex="bold"/>
    </style:style>
    <style:style style:name="P111" style:family="paragraph" style:parent-style-name="Table_20_Contents">
      <style:text-properties fo:font-weight="bold" fo:background-color="#ff0066" style:font-weight-asian="bold" style:font-weight-complex="bold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officeooo:rsid="006d9074"/>
    </style:style>
    <style:style style:name="T12" style:family="text">
      <style:text-properties officeooo:rsid="0017095d"/>
    </style:style>
    <style:style style:name="T13" style:family="text">
      <style:text-properties fo:font-weight="bold"/>
    </style:style>
    <style:style style:name="T14" style:family="text">
      <style:text-properties fo:font-weight="bold" fo:background-color="#ff0066" loext:char-shading-value="0" style:font-weight-asian="bold" style:font-weight-complex="bold"/>
    </style:style>
    <style:style style:name="T15" style:family="text">
      <style:text-properties fo:font-weight="bold" officeooo:rsid="0068eea8" fo:background-color="#ff0066" loext:char-shading-value="0" style:font-weight-asian="bold" style:font-weight-complex="bold"/>
    </style:style>
    <style:style style:name="T16" style:family="text">
      <style:text-properties fo:font-weight="bold" officeooo:rsid="00763610" fo:background-color="#ff0066" loext:char-shading-value="0" style:font-weight-asian="bold" style:font-weight-complex="bold"/>
    </style:style>
    <style:style style:name="T17" style:family="text">
      <style:text-properties fo:font-weight="bold" officeooo:rsid="00747cae" fo:background-color="#ff0066" loext:char-shading-value="0" style:font-weight-asian="bold" style:font-weight-complex="bold"/>
    </style:style>
    <style:style style:name="T18" style:family="text">
      <style:text-properties officeooo:rsid="0068b891"/>
    </style:style>
    <style:style style:name="T19" style:family="text">
      <style:text-properties officeooo:rsid="0068eea8"/>
    </style:style>
    <style:style style:name="T20" style:family="text">
      <style:text-properties officeooo:rsid="006bb0a7"/>
    </style:style>
    <style:style style:name="T21" style:family="text">
      <style:text-properties officeooo:rsid="0067a75e"/>
    </style:style>
    <style:style style:name="T22" style:family="text">
      <style:text-properties officeooo:rsid="0067b800"/>
    </style:style>
    <style:style style:name="T23" style:family="text">
      <style:text-properties fo:color="#000000"/>
    </style:style>
    <style:style style:name="T24" style:family="text">
      <style:text-properties fo:color="#000000" officeooo:rsid="0068bd50"/>
    </style:style>
    <style:style style:name="T25" style:family="text">
      <style:text-properties officeooo:rsid="007825b0"/>
    </style:style>
    <style:style style:name="T26" style:family="text">
      <style:text-properties officeooo:rsid="00795a5d"/>
    </style:style>
    <style:style style:name="T27" style:family="text">
      <style:text-properties officeooo:rsid="00809f87"/>
    </style:style>
    <style:style style:name="T28" style:family="text">
      <style:text-properties officeooo:rsid="006203d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PARA INSTALAR VITUALBOX</text:p>
      <text:p text:style-name="P2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2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1"><text:span text:style-name="Strong_20_Emphasis"><text:span text:style-name="T2">https://hipertextual.com/archivo/2014/04/comandos-basicos-terminal/</text:span></text:span></text:p>
      <text:p text:style-name="P2"/>
      <text:p text:style-name="P2"/>
      <text:p text:style-name="P4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4"/>
      <text:p text:style-name="P5">https://www.linode.com/docs/databases/mysql/how-to-install-mysql-on-centos-6</text:p>
      <text:p text:style-name="P3"/>
      <text:p text:style-name="P3"/>
      <text:p text:style-name="P3"/>
      <text:p text:style-name="P45">Instalar apache en centos 7</text:p>
      <text:p text:style-name="P88"/>
      <text:p text:style-name="P88">yum install httpd</text:p>
      <text:p text:style-name="P88">systemctl start httpd.service (para subir los servicios de apache)</text:p>
      <text:p text:style-name="P88"/>
      <text:p text:style-name="P88">hacer la prueba en el navegador</text:p>
      <text:p text:style-name="P3"/>
      <text:p text:style-name="P3"/>
      <text:section text:style-name="Sect1" text:name="tw-target">
        <text:section text:style-name="Sect1" text:name="tw-target-text-container">
          <text:p text:style-name="P104"><text:bookmark text:name="tw-target-text"/>Desactivar o inhabilitar la aplicación de Windows Store</text:p>
        </text:section>
      </text:section>
      <text:p text:style-name="P99"><text:bookmark text:name="tw-target-text1"/>Uso del Editor de directivas de grupo</text:p>
      <text:p text:style-name="P106"/>
      <text:p text:style-name="P105">Para deshabilitar el acceso o apagar la tienda de Windows, escriba gpedit.msc en el cuadro Ejecutar y pulse Intro para abrir el Editor de directiva de grupo local. Vaya a la siguiente configuración:</text:p>
      <text:p text:style-name="P106"/>
      <text:p text:style-name="P103">Configuración de la computadora&gt; Plantillas administrativas&gt; Componentes de Windows&gt; Almacenar</text:p>
      <text:p text:style-name="P20">OPEN STACK </text:p>
      <text:p text:style-name="P12">172.16.17.1 <text:s text:c="4"/><text:span text:style-name="T4">HC</text:span></text:p>
      <text:p text:style-name="P12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2"/>
      <text:p text:style-name="P28">IP WSUS 172.16.10.<text:span text:style-name="T6">3</text:span>8 <text:span text:style-name="T8">y para respaldo de carpetas compartidad</text:span></text:p>
      <text:p text:style-name="P28"/>
      <text:p text:style-name="P29">//172.16.<text:span text:style-name="T9">1</text:span>0.38/infraestrtuctura</text:p>
      <text:p text:style-name="P29"/>
      <text:p text:style-name="P30"><text:a xlink:type="simple" xlink:href="http://172.16.31.167/" text:style-name="Internet_20_link" text:visited-style-name="Visited_20_Internet_20_Link">http://172.16.31.167</text:a> GYSMOBOX</text:p>
      <text:p text:style-name="P30"/>
      <text:p text:style-name="P31">172.29.0.1 <text:s/>Openstack Ocata HC</text:p>
      <text:p text:style-name="P6"/>
      <text:p text:style-name="P6">logrotate</text:p>
      <text:p text:style-name="P6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6"/>
      <text:p text:style-name="P74"><text:soft-page-break/>LAMP <text:span text:style-name="T3">PARA DEBIAN 7</text:span></text:p>
      <text:p text:style-name="P7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7"/>
      <text:p text:style-name="P75">LAMP PARA CENTOS 6</text:p>
      <text:p text:style-name="P10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"/>
      <text:p text:style-name="P76">LAMP PARA CENTOS7</text:p>
      <text:p text:style-name="P11">http://blog.xpress.com.mx/2015/09/como-instalar-linux-apache-mysql-php-lamp-en-centos-7/</text:p>
      <text:p text:style-name="P7"/>
      <text:p text:style-name="P7"/>
      <text:p text:style-name="P8">Arreglo de discos</text:p>
      <text:p text:style-name="P8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8"/>
      <text:p text:style-name="P77">Como crear alias</text:p>
      <text:p text:style-name="P9"><text:a xlink:type="simple" xlink:href="https://www.youtube.com/watch?v=j6D_eRA7NsI" text:style-name="Internet_20_link" text:visited-style-name="Visited_20_Internet_20_Link">https://www.youtube.com/watch?v=j6D_eRA7NsI</text:a></text:p>
      <text:p text:style-name="P9"/>
      <text:p text:style-name="P13">bash</text:p>
      <text:p text:style-name="P13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3"/>
      <text:p text:style-name="P96">https://es.wikibooks.org/wiki/El_Manual_de_BASH_Scripting_B%C3%A1sico_para_Principiantes/Hola_Mundo_en_BASH</text:p>
      <text:p text:style-name="P13"/>
      <text:p text:style-name="P97"><text:a xlink:type="simple" xlink:href="http://www.escomposlinux.org/fserrano/index_163.html" text:style-name="Internet_20_link" text:visited-style-name="Visited_20_Internet_20_Link">http://www.escomposlinux.org/fserrano/index_163.html</text:a></text:p>
      <text:p text:style-name="P97"/>
      <text:p text:style-name="P14">instalar pgadmin</text:p>
      <text:p text:style-name="P14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4"/>
      <text:p text:style-name="P14"/>
      <text:p text:style-name="P15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5"/>
      <text:p text:style-name="P16"/>
      <text:p text:style-name="P78">sed</text:p>
      <text:p text:style-name="P18">http://www.escomposlinux.org/fserrano/index_190.html</text:p>
      <text:p text:style-name="P17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9">https://www.americati.com/doc/sed/sed.html</text:p>
      <text:p text:style-name="P21"/>
      <text:p text:style-name="P79">docker</text:p>
      <text:p text:style-name="P22"><text:a xlink:type="simple" xlink:href="https://aws.amazon.com/es/docker/" text:style-name="Internet_20_link" text:visited-style-name="Visited_20_Internet_20_Link">https://aws.amazon.com/es/docker/</text:a></text:p>
      <text:p text:style-name="P22"/>
      <text:p text:style-name="P80">sublime</text:p>
      <text:p text:style-name="P23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3"/>
      <text:p text:style-name="P81">Librerias Chrome</text:p>
      <text:p text:style-name="P24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4"/>
      <text:p text:style-name="P82">Cambiar ip en servidores en debian 7 (de dhcp a estatica)</text:p>
      <text:p text:style-name="P26">https://servidordebian.org/es/jessie/config/network/static_ip</text:p>
      <text:p text:style-name="P25"/>
      <text:p text:style-name="P82"><text:soft-page-break/>Cambiar ip en servidores en <text:span text:style-name="T5">centos</text:span> <text:span text:style-name="T5">6</text:span> (de dhcp a estatica)</text:p>
      <text:p text:style-name="P26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26"/>
      <text:p text:style-name="P27">para centos 6 y 7</text:p>
      <text:p text:style-name="P27"># Generated by dracut initrd</text:p>
      <text:p text:style-name="P27">NAME="eth0"</text:p>
      <text:p text:style-name="P27">HWADDR="52:54:00:12:34:56"</text:p>
      <text:p text:style-name="P27">ONBOOT=yes</text:p>
      <text:p text:style-name="P27">NETBOOT=yes</text:p>
      <text:p text:style-name="P27">UUID="da212705-bea6-48bd-9c6c-f4210806b108"</text:p>
      <text:p text:style-name="P27">IPV6INIT=yes</text:p>
      <text:p text:style-name="P27">BOOTPROTO=static</text:p>
      <text:p text:style-name="P27">IPADDR=172.16.11.51</text:p>
      <text:p text:style-name="P27">NETMASK=255.255.255.0</text:p>
      <text:p text:style-name="P27">GATEWAY=172.16.11.254</text:p>
      <text:p text:style-name="P27">TYPE=Ethernet</text:p>
      <text:p text:style-name="P27"/>
      <text:p text:style-name="P27"/>
      <text:p text:style-name="P83"><text:span text:style-name="T7">Instalar </text:span>NativeScript CLI" junto los paquetes JDK, Node.js y Android JDK.</text:p>
      <text:p text:style-name="P1"/>
      <text:p text:style-name="P32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2"/>
      <text:p text:style-name="P32"/>
      <text:p text:style-name="P84">node debian</text:p>
      <text:p text:style-name="P33"/>
      <text:p text:style-name="P33"><text:a xlink:type="simple" xlink:href="https://nodejs.org/es/download/package-manager/" text:style-name="Internet_20_link" text:visited-style-name="Visited_20_Internet_20_Link">https://nodejs.org/es/download/package-manager/</text:a></text:p>
      <text:p text:style-name="P33"/>
      <text:p text:style-name="P33"/>
      <text:p text:style-name="P34">usuario de github </text:p>
      <text:p text:style-name="P34">eveb1701</text:p>
      <text:p text:style-name="P34"/>
      <text:p text:style-name="P85">Link simbolico</text:p>
      <text:p text:style-name="P35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5"/>
      <text:p text:style-name="P36">problemas gysmo-u.p2p.dom</text:p>
      <text:p text:style-name="P36"/>
      <text:p text:style-name="P36">981 <text:s/>systemctrl status httpd</text:p>
      <text:p text:style-name="P36"><text:s text:c="2"/>982 <text:s/>systemctl status httpd</text:p>
      <text:p text:style-name="P36"><text:s text:c="2"/>983 <text:s/>systemctl restart httpd</text:p>
      <text:p text:style-name="P36"><text:s text:c="2"/>984 <text:s/>systemctl status httpd</text:p>
      <text:p text:style-name="P36"><text:s text:c="2"/>985 <text:s/>df -h</text:p>
      <text:p text:style-name="P36"><text:s text:c="2"/>986 <text:s/>cd /</text:p>
      <text:p text:style-name="P36"><text:s text:c="2"/>987 <text:s/>ls -la</text:p>
      <text:p text:style-name="P36"><text:s text:c="2"/>988 <text:s/>du -csh home</text:p>
      <text:p text:style-name="P36"><text:s text:c="2"/>989 <text:s/>du -csh tmp</text:p>
      <text:p text:style-name="P36"><text:s text:c="2"/>990 <text:s/>du -csh workdir</text:p>
      <text:p text:style-name="P36"><text:s text:c="2"/>991 <text:s/>du -csh var</text:p>
      <text:p text:style-name="P36"><text:s text:c="2"/>992 <text:s/>du -csh mnt</text:p>
      <text:p text:style-name="P36"><text:soft-page-break/><text:s text:c="2"/>993 <text:s/>cd mn</text:p>
      <text:p text:style-name="P36"><text:s text:c="2"/>994 <text:s/>cd mnt</text:p>
      <text:p text:style-name="P36"><text:s text:c="2"/>995 <text:s/>ls</text:p>
      <text:p text:style-name="P36"><text:s text:c="2"/>996 <text:s/>cd backups</text:p>
      <text:p text:style-name="P36"><text:s text:c="2"/>997 <text:s/>ls</text:p>
      <text:p text:style-name="P36"><text:s text:c="2"/>998 <text:s/>rm -f *</text:p>
      <text:p text:style-name="P36"><text:s text:c="2"/>999 <text:s/>rm -rf *</text:p>
      <text:p text:style-name="P36"><text:s/>1000 <text:s/>df -h</text:p>
      <text:p text:style-name="P36"><text:s/>1001 <text:s/>systemctl restart httpd</text:p>
      <text:p text:style-name="P36"><text:s/>1002 <text:s/>systemctl status httpd</text:p>
      <text:p text:style-name="P36"/>
      <text:p text:style-name="P37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37"/>
      <text:p text:style-name="P89">gpo chrome</text:p>
      <text:p text:style-name="P38"/>
      <text:p text:style-name="P38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38"/>
      <text:p text:style-name="P90">dbeaver</text:p>
      <text:p text:style-name="P39"/>
      <text:p text:style-name="P39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39"/>
      <text:h text:style-name="P107" text:outline-level="1">Set DNS servers via GPO Server 2012 R2</text:h>
      <text:p text:style-name="P40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0"/>
      <text:p text:style-name="P40"/>
      <text:p text:style-name="P86">para copiar archivos de un servidor a otro</text:p>
      <text:p text:style-name="P41"/>
      <text:p text:style-name="P41">Crear usuarios</text:p>
      <text:p text:style-name="P41">1. entrar en mi equipo en la carpeta repositorio/infra-ti/Scripts</text:p>
      <text:p text:style-name="P41">dentro de la carpeta abrir creador_usuarios</text:p>
      <text:p text:style-name="P41"/>
      <text:p text:style-name="P41">l<text:span text:style-name="T11">u</text:span>ego hacer la copia desde la consola de mi usuario del script. El usuario que se le crea q es root y la direccion IP donde se hara la copia del archivo seguido de la ruta donde se guardara</text:p>
      <text:p text:style-name="P41"/>
      <text:p text:style-name="P41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1"/>
      <text:p text:style-name="P98">scp-os (para que no pida clave)</text:p>
      <text:p text:style-name="P41"/>
      <text:p text:style-name="P41"/>
      <text:p text:style-name="P41">en la consola del servidor donde se realizo la copia ingresar en la direccion donde se hizo la misma</text:p>
      <text:p text:style-name="P41"/>
      <text:p text:style-name="P41">cd /usr/local/bin</text:p>
      <text:p text:style-name="P41">ls </text:p>
      <text:p text:style-name="P41">y ejecutar el script ./ <text:span text:style-name="T10">makeuserV3.sh</text:span></text:p>
      <text:p text:style-name="P41"/>
      <text:p text:style-name="P42"><text:soft-page-break/>colocar nombre de usuario y de grupo(debe ser igual)</text:p>
      <text:p text:style-name="P42"/>
      <text:p text:style-name="P42">se copia la contraseña que genera ya que se borrara</text:p>
      <text:p text:style-name="P42"/>
      <text:p text:style-name="P42">luego asignar nivel de permiso, si es para telefonia <text:s/>se selecciona 1</text:p>
      <text:p text:style-name="P42"/>
      <text:p text:style-name="P42">reboot en el servidor</text:p>
      <text:p text:style-name="P42"/>
      <text:p text:style-name="P42">ingresamos de nuevo al srv, hacemos cat /etc/passwd, para validar la creacion del usuario </text:p>
      <text:p text:style-name="P42"/>
      <text:p text:style-name="P42">y por ultimo passwd root para hacer cambio de contraseña de root (se coloca la de root predeterminada)</text:p>
      <text:p text:style-name="P42"/>
      <text:p text:style-name="P43"/>
      <text:p text:style-name="P46">SUDOERS</text:p>
      <text:p text:style-name="P43"/>
      <text:p text:style-name="P43">vi/etc/sudoers.d/usuario</text:p>
      <text:p text:style-name="P43"/>
      <text:p text:style-name="P43">usuario <text:s text:c="3"/>ALL=(ALL) <text:s text:c="6"/>NOPASSWD:ALL,<text:span text:style-name="T10"> !/usr/bin/passwd, !/bin/su</text:span></text:p>
      <text:p text:style-name="P43"/>
      <text:p text:style-name="P43">lo que esta en rojo son las limitantes</text:p>
      <text:p text:style-name="P43"/>
      <text:p text:style-name="P43"/>
      <text:p text:style-name="P87">Crear virtual host en Centos7</text:p>
      <text:p text:style-name="P91"/>
      <text:p text:style-name="P92">11,183</text:p>
      <text:p text:style-name="P91">Ingresar en el servidor en el cual se creara el virtual host, después de ingresar ejecutar el siguiente comando:</text:p>
      <text:p text:style-name="P91"/>
      <text:p text:style-name="P91">cd /etc/httpd/conf.d</text:p>
      <text:p text:style-name="P91"/>
      <text:p text:style-name="P91">estando en esta ruta se debe crear un archivo </text:p>
      <text:p text:style-name="P91"/>
      <text:p text:style-name="P93">vi <text:span text:style-name="T10">ejemplo</text:span>.conf </text:p>
      <text:p text:style-name="P93"/>
      <text:p text:style-name="P91">con los siguientes parámetros <text:span text:style-name="T12">(se debe modificar solo lo que esta en rojo, según el DNS a que se desea apuntar</text:span>:</text:p>
      <text:p text:style-name="P93"/>
      <text:p text:style-name="P93">&lt;VirtualHost *:80&gt;</text:p>
      <text:p text:style-name="P93">#DirectoryIndex index.php</text:p>
      <text:p text:style-name="P93"># ServerName gysmoadm.hc.p2p.dom</text:p>
      <text:p text:style-name="P94">ServerName faq.hc.gysmo.dom</text:p>
      <text:p text:style-name="P93"># ServerAlias gysmoadm.hc.p2p.dom</text:p>
      <text:p text:style-name="P94">ServerAlias faq.hc.gysmo.dom</text:p>
      <text:p text:style-name="P93">DocumentRoot /var/www/html/faq</text:p>
      <text:p text:style-name="P94">ErrorLog /var/log/httpd/faqhc-error.log</text:p>
      <text:p text:style-name="P94">CustomLog /var/log/httpd/faqhc-requests.log combined</text:p>
      <text:p text:style-name="P93">&lt;/VirtualHost&gt;</text:p>
      <text:p text:style-name="P91"/>
      <text:p text:style-name="P93">Guarda los cambios y luego debes reiniciar los servicios de apache con el siguiente comando:</text:p>
      <text:p text:style-name="P93"><text:soft-page-break/></text:p>
      <text:p text:style-name="P93">systemctl restart httpd.service</text:p>
      <text:p text:style-name="P93"/>
      <text:p text:style-name="P93"/>
      <text:p text:style-name="P55">NOTA: Se debe realizar la creación del FQDN o nombre de dominio a través del controlador de dominio o servidor DNS principal.</text:p>
      <text:p text:style-name="P55"/>
      <text:p text:style-name="P55"/>
      <text:p text:style-name="P56"><text:span text:style-name="T14">PARA </text:span><text:span text:style-name="T15">BAJAR LOS SERVICIOS DE GYSMO DE MANERA ORDENADA</text:span></text:p>
      <text:p text:style-name="P56"/>
      <text:p text:style-name="P57"/>
      <text:p text:style-name="P57">Ingresar en los ACD y bajar (en el orden)</text:p>
      <text:p text:style-name="P57"/>
      <text:p text:style-name="P57">-<text:span text:style-name="T18">monit</text:span></text:p>
      <text:p text:style-name="P57">/<text:span text:style-name="T18">etc/init.d/</text:span>monit <text:span text:style-name="T18">stop</text:span></text:p>
      <text:p text:style-name="P57"/>
      <text:p text:style-name="P57">-callcenter</text:p>
      <text:p text:style-name="P57">/<text:span text:style-name="T18">etc/init.d/callcenter</text:span> <text:span text:style-name="T18">stop</text:span></text:p>
      <text:p text:style-name="P57"/>
      <text:p text:style-name="P57">loguearme como su – telefonia </text:p>
      <text:p text:style-name="P57"/>
      <text:p text:style-name="P57">bajar asterisk</text:p>
      <text:p text:style-name="P57"/>
      <text:p text:style-name="P57">/<text:span text:style-name="T19">etc/init.d/asterisk stop</text:span></text:p>
      <text:p text:style-name="P57"/>
      <text:p text:style-name="P57">Ingresar en los APL y bajar</text:p>
      <text:p text:style-name="P57"/>
      <text:p text:style-name="P57">-apache</text:p>
      <text:p text:style-name="P57">/<text:span text:style-name="T19">etc/init.d/apache2 stop</text:span></text:p>
      <text:p text:style-name="P57"/>
      <text:p text:style-name="P57">-node-gysmo</text:p>
      <text:p text:style-name="P57"/>
      <text:p text:style-name="P57">/<text:span text:style-name="T19">etc/init.d/node-gysmo stop</text:span></text:p>
      <text:p text:style-name="P57"/>
      <text:p text:style-name="P57"/>
      <text:p text:style-name="P57">Luego de haber bajado los servicios ingreso via ssh 172.29.0.200 ip flotante (para gysmocc) para bajar la bd</text:p>
      <text:p text:style-name="P57"/>
      <text:p text:style-name="P57">ejecutar los siguientes <text:span text:style-name="T20">comandos</text:span>:</text:p>
      <text:p text:style-name="P57"/>
      <text:p text:style-name="P57"/>
      <text:p text:style-name="P57">postgres-p2p-control.sh stopfast <text:s/>(para bajar la bd)</text:p>
      <text:p text:style-name="P57"/>
      <text:p text:style-name="P57">reboot</text:p>
      <text:p text:style-name="P57"/>
      <text:p text:style-name="P57">hacer ping al nodo primario 172.29.0.201, <text:span text:style-name="T19">esperar respuestas</text:span></text:p>
      <text:p text:style-name="P57"/>
      <text:p text:style-name="P57">loguearme de nuevo al srv <text:s/>172.29.0.200</text:p>
      <text:p text:style-name="P57"/>
      <text:p text:style-name="P57"><text:soft-page-break/></text:p>
      <text:p text:style-name="P57">ifconfig </text:p>
      <text:p text:style-name="P57"/>
      <text:p text:style-name="P57">cat /proc/drbd <text:span text:style-name="T21">(para validar sincronizacion)</text:span></text:p>
      <text:p text:style-name="P57"/>
      <text:p text:style-name="P56">postgres-p2p-control.sh status</text:p>
      <text:p text:style-name="P56"/>
      <text:p text:style-name="P56"/>
      <text:p text:style-name="P56">Ingresar a los ACD, Loguearme como su – telefonia, SUBIR</text:p>
      <text:p text:style-name="P56"/>
      <text:p text:style-name="P56">-asterisk</text:p>
      <text:p text:style-name="P56">/<text:span text:style-name="T19">etc/init.d/asterisk start</text:span></text:p>
      <text:p text:style-name="P56"/>
      <text:p text:style-name="P56">salir de su telefonia</text:p>
      <text:p text:style-name="P56"/>
      <text:p text:style-name="P56">subir callcenter</text:p>
      <text:p text:style-name="P56">/<text:span text:style-name="T19">etc/init.d/callcenter start</text:span></text:p>
      <text:p text:style-name="P56"/>
      <text:p text:style-name="P56"/>
      <text:p text:style-name="P56">ingresar a los APL , SUBIR</text:p>
      <text:p text:style-name="P56"/>
      <text:p text:style-name="P56">-apache</text:p>
      <text:p text:style-name="P57">/<text:span text:style-name="T19">etc/init.d/apache2 start</text:span></text:p>
      <text:p text:style-name="P56"/>
      <text:p text:style-name="P56"><text:s/>-node (en los APL que lo <text:span text:style-name="T22">Tengan</text:span>)</text:p>
      <text:p text:style-name="P57">/<text:span text:style-name="T19">etc/init.d/node-gysmo start</text:span></text:p>
      <text:p text:style-name="P57"/>
      <text:p text:style-name="P57"/>
      <text:p text:style-name="P57"/>
      <text:p text:style-name="P47">como comprimir y descomprimir archivos</text:p>
      <text:p text:style-name="P58"/>
      <text:p text:style-name="P58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58"/>
      <text:p text:style-name="P95">tar -xzvf archivo.tar.gz <text:span text:style-name="T23">para descomprimir</text:span></text:p>
      <text:p text:style-name="P58"/>
      <text:p text:style-name="P58"/>
      <text:p text:style-name="P48">como copiar un archivo</text:p>
      <text:p text:style-name="P44"/>
      <text:p text:style-name="P100"><text:span text:style-name="Source_20_Text">cp directorio/ ruta_de_destino/nombre_copia</text:span></text:p>
      <text:p text:style-name="P100"/>
      <text:p text:style-name="P100"><text:span text:style-name="Source_20_Text">cp -r directorio/ ruta_de_destino/nombre_copia (PARA COPIAR CARPETA)</text:span></text:p>
      <text:p text:style-name="P100"/>
      <text:p text:style-name="P100"/>
      <text:p text:style-name="P100"/>
      <text:p text:style-name="P101">para dar permiso <text:s/>a un archivo o carpeta</text:p>
      <text:p text:style-name="P102"/>
      <text:p text:style-name="P100"><text:span text:style-name="T13">chmod 777 nombre_de_carpeta</text:span> </text:p>
      <text:p text:style-name="P100"><text:span text:style-name="Source_20_Text"/></text:p>
      <text:p text:style-name="P44"/>
      <text:p text:style-name="P59"><text:span text:style-name="T16">C</text:span><text:span text:style-name="T14">omo mover una llamada a </text:span><text:span text:style-name="T17">de producción a calidad</text:span></text:p>
      <text:p text:style-name="P59"><text:soft-page-break/></text:p>
      <text:p text:style-name="P60">Entrar via ssh al 172.16.17.1</text:p>
      <text:p text:style-name="P60"/>
      <text:p text:style-name="P61">Ingresar en la carpeta donde se guardan las llamadas</text:p>
      <text:p text:style-name="P60"/>
      <text:p text:style-name="P61">cd /mnt/asterisk01/</text:p>
      <text:p text:style-name="P61"/>
      <text:p text:style-name="P61">buscar la campaña </text:p>
      <text:p text:style-name="P61"/>
      <text:p text:style-name="P61">cd banesco/</text:p>
      <text:p text:style-name="P61"/>
      <text:p text:style-name="P61">ingresar a telefonia</text:p>
      <text:p text:style-name="P61"/>
      <text:p text:style-name="P61">cd /telefonia/llamadas</text:p>
      <text:p text:style-name="P61"/>
      <text:p text:style-name="P61">buscar el año/mes/dia de la llamada que se desea copiar</text:p>
      <text:p text:style-name="P61"/>
      <text:p text:style-name="P61">cd 2017/08/10</text:p>
      <text:p text:style-name="P61"/>
      <text:p text:style-name="P62">hacer ls y desplegara todas las llamadas de la fecha. Para ubicar una llamada en especifico se debe ejecutar el siguiente comando </text:p>
      <text:p text:style-name="P62"/>
      <text:p text:style-name="P62">ls -l <text:span text:style-name="T10">2017-08-07_12-40-23_63103.gsm</text:span></text:p>
      <text:p text:style-name="P62"/>
      <text:p text:style-name="P62">si no se logra conseguir la llamada de esta manera ejecutarlo con *</text:p>
      <text:p text:style-name="P62"/>
      <text:p text:style-name="P62">ls -l <text:span text:style-name="T10">2017-08-07_12-40-23_63103.gsm</text:span> .*</text:p>
      <text:p text:style-name="P62"/>
      <text:p text:style-name="P62">luego utilizar el comando para copiar de un servidor a otro.: nombre de archivo/usuario/ip/ruta</text:p>
      <text:p text:style-name="P62"/>
      <text:p text:style-name="P62"/>
      <text:p text:style-name="P62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62"/>
      <text:p text:style-name="P62"/>
      <text:p text:style-name="P62"/>
      <text:p text:style-name="P49">Crear virtual host en <text:span text:style-name="T25">Debian</text:span></text:p>
      <text:p text:style-name="P49"/>
      <text:p text:style-name="P50"/>
      <text:p text:style-name="P63"><text:span text:style-name="T26">I</text:span>ngresar al srv via ssh (ejemplo 172.16.11.183: Servidor de mercadeo)</text:p>
      <text:p text:style-name="P63"/>
      <text:p text:style-name="P63">entrar en apache</text:p>
      <text:p text:style-name="P63"/>
      <text:p text:style-name="P63">cd /etc/apache2/sites-available/</text:p>
      <text:p text:style-name="P63"/>
      <text:p text:style-name="P64">estando en esta ruta se debe crear un archivo </text:p>
      <text:p text:style-name="P64"/>
      <text:p text:style-name="P63">vi blogct</text:p>
      <text:p text:style-name="P63"/>
      <text:p text:style-name="P64">con los siguientes parámetros <text:span text:style-name="T12">(se debe modificar solo lo que esta en rojo)</text:span></text:p>
      <text:p text:style-name="P64"><text:soft-page-break/></text:p>
      <text:p text:style-name="P63">&lt;VirtualHost *:80&gt;</text:p>
      <text:p text:style-name="P63"><text:s text:c="8"/>ServerAdmin webmaster@localhost</text:p>
      <text:p text:style-name="P63"/>
      <text:p text:style-name="P63"><text:s text:c="8"/>DocumentRoot /var/www/blogct</text:p>
      <text:p text:style-name="P63"><text:s text:c="8"/>ServerName <text:span text:style-name="T10">blogct.hc.p2p.dom</text:span></text:p>
      <text:p text:style-name="P63"/>
      <text:p text:style-name="P63"><text:s text:c="8"/>&lt;Directory /&gt;</text:p>
      <text:p text:style-name="P63"><text:s text:c="16"/>Options -Indexes FollowSymLinks</text:p>
      <text:p text:style-name="P63"><text:s text:c="16"/>AllowOverride None</text:p>
      <text:p text:style-name="P63"><text:s text:c="8"/>&lt;/Directory&gt;</text:p>
      <text:p text:style-name="P63"><text:s text:c="8"/>&lt;Directory /var/www/<text:span text:style-name="T10">blogct</text:span>/&gt;</text:p>
      <text:p text:style-name="P63"><text:s text:c="16"/>Options -Indexes FollowSymLinks MultiViews</text:p>
      <text:p text:style-name="P63"><text:s text:c="16"/>AllowOverride None</text:p>
      <text:p text:style-name="P63"><text:s text:c="16"/>Order allow,deny</text:p>
      <text:p text:style-name="P63"><text:s text:c="16"/>allow from all</text:p>
      <text:p text:style-name="P63"><text:s text:c="8"/>&lt;/Directory&gt;</text:p>
      <text:p text:style-name="P63"/>
      <text:p text:style-name="P63"><text:s text:c="8"/>ScriptAlias /cgi-bin/ /usr/lib/cgi-bin/</text:p>
      <text:p text:style-name="P63"><text:s text:c="8"/>&lt;Directory "/usr/lib/cgi-bin"&gt;</text:p>
      <text:p text:style-name="P63"><text:s text:c="16"/>AllowOverride None</text:p>
      <text:p text:style-name="P63"><text:s text:c="16"/>Options +ExecCGI -MultiViews +SymLinksIfOwnerMatch</text:p>
      <text:p text:style-name="P63"><text:s text:c="16"/>Order allow,deny</text:p>
      <text:p text:style-name="P63"><text:s text:c="16"/>Allow from all</text:p>
      <text:p text:style-name="P63"><text:s text:c="8"/>&lt;/Directory&gt;</text:p>
      <text:p text:style-name="P63"/>
      <text:p text:style-name="P63"><text:s text:c="8"/>ErrorLog ${APACHE_LOG_DIR}/<text:span text:style-name="T10">blogct</text:span>-error.log</text:p>
      <text:p text:style-name="P63"/>
      <text:p text:style-name="P63"><text:s text:c="8"/># Possible values include: debug, info, notice, warn, error, crit,</text:p>
      <text:p text:style-name="P63"><text:s text:c="8"/># alert, emerg.</text:p>
      <text:p text:style-name="P63"><text:s text:c="8"/>LogLevel warn</text:p>
      <text:p text:style-name="P63"/>
      <text:p text:style-name="P63"><text:s text:c="8"/>CustomLog ${APACHE_LOG_DIR}/<text:span text:style-name="T10">blogct</text:span>-access.log combined</text:p>
      <text:p text:style-name="P63">&lt;/VirtualHost&gt;</text:p>
      <text:p text:style-name="P63"/>
      <text:p text:style-name="P65">Guardar los cambios </text:p>
      <text:p text:style-name="P65"/>
      <text:p text:style-name="P65">a2ensite blogct (para habilitar el virtual host en apache)</text:p>
      <text:p text:style-name="P65"/>
      <text:p text:style-name="P65">luego reinciar el apache</text:p>
      <text:p text:style-name="P65"/>
      <text:p text:style-name="P65">/etc/init.d/apache2 reload</text:p>
      <text:p text:style-name="P65"/>
      <text:p text:style-name="P65">Realizar las pruebas en el navegador</text:p>
      <text:p text:style-name="P65"/>
      <text:p text:style-name="P65"/>
      <text:p text:style-name="P51">crea index en servidores</text:p>
      <text:p text:style-name="P66"/>
      <text:p text:style-name="P66">Ingresar en cd /var/www/html</text:p>
      <text:p text:style-name="P66"><text:soft-page-break/></text:p>
      <text:p text:style-name="P66">vi index.html</text:p>
      <text:p text:style-name="P66"/>
      <text:p text:style-name="P66"/>
      <text:p text:style-name="P63"/>
      <text:p text:style-name="P63"/>
      <text:p text:style-name="P62"/>
      <text:p text:style-name="P62"/>
      <text:p text:style-name="P52">Para contar la cantidad de archivos en una carpeta</text:p>
      <text:p text:style-name="P67"/>
      <text:p text:style-name="P67">ls | wc -l</text:p>
      <text:p text:style-name="P67"/>
      <text:p text:style-name="P67"/>
      <text:p text:style-name="P52"><text:span text:style-name="T27">P</text:span>ara ver los filesystem</text:p>
      <text:p text:style-name="P67"/>
      <text:p text:style-name="P67">df -h</text:p>
      <text:p text:style-name="P67"/>
      <text:p text:style-name="P62"/>
      <text:p text:style-name="P53">Realizar cambio de contraseña en Postgres</text:p>
      <text:p text:style-name="P68"/>
      <text:p text:style-name="P68">passwd postgres</text:p>
      <text:p text:style-name="P62"/>
      <text:p text:style-name="P62"/>
      <text:p text:style-name="P54">Como hacer Crontab</text:p>
      <text:p text:style-name="P69"/>
      <text:p text:style-name="P69">https://blog.desdelinux.net/cron-crontab-explicados/</text:p>
      <text:p text:style-name="P61"/>
      <text:p text:style-name="P70">para realizar crontab <text:span text:style-name="T28">se debe ingresar </text:span></text:p>
      <text:p text:style-name="P70"/>
      <text:p text:style-name="P71">cd /etc/cron.d</text:p>
      <text:p text:style-name="P71"/>
      <text:p text:style-name="P71">alli utilizando vi se debe colocar el crontab</text:p>
      <text:p text:style-name="P71"/>
      <text:p text:style-name="P71">vi conprueba</text:p>
      <text:p text:style-name="P71"/>
      <text:p text:style-name="P71">*/1 * * * * root /usr/local/bin/prueba.sh</text:p>
      <text:p text:style-name="P71"/>
      <text:p text:style-name="P71">m h m d usuario ruta donde esta el script</text:p>
      <text:p text:style-name="P60"/>
      <text:p text:style-name="P71">minutos horas mes dia </text:p>
      <text:p text:style-name="P71"/>
      <text:p text:style-name="P71">guardar y automaticamente comenzara a ejecutarse</text:p>
      <text:p text:style-name="P71"/>
      <text:p text:style-name="P71"/>
      <text:p text:style-name="P71"/>
      <text:p text:style-name="P72">proyectos-infra</text:p>
      <text:p text:style-name="P72"/>
      <text:p text:style-name="P72">Caracas2525++</text:p>
      <text:p text:style-name="P71"/>
      <text:p text:style-name="P110"><text:soft-page-break/><text:span text:style-name="T24">Para validar cuando se alarma zabbix</text:span><text:bookmark text:name="t59adbd715d2c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1"/>
          </table:table-cell>
          <table:table-cell table:style-name="Tabla1.B1" office:value-type="string">
            <text:p text:style-name="P111">WARNING - Unix Load at HIGH Levels</text:p>
          </table:table-cell>
        </table:table-row>
      </table:table>
      <text:p text:style-name="P109"/>
      <text:p text:style-name="P108">Ingresar en el compute alarmado (ingresar a la ip de openstack según la versión JUNO-KILO-OCATA, de alli ingresar por ssh al compute)</text:p>
      <text:p text:style-name="P108"/>
      <text:p text:style-name="P108">hacer top en el compute, validar el load average e ingresar en el proceso que posee mayor peso</text:p>
      <text:p text:style-name="P108"/>
      <text:p text:style-name="P108">ps -ef |grep <text:span text:style-name="T10">23455 (numero del proceso)</text:span></text:p>
      <text:p text:style-name="P108"><text:span text:style-name="T10"/></text:p>
      <text:p text:style-name="P108">mostrara la ruta donde esta la metada del proceso, por lo general es muy parecida a esta</text:p>
      <text:p text:style-name="P108"/>
      <text:p text:style-name="P108">cd /var/lib/nova/instances/<text:span text:style-name="T10">1c65cfc9-c8f9-44ee-a106-1009ba0288b9 (numero de la metadata)</text:span></text:p>
      <text:p text:style-name="P108"/>
      <text:p text:style-name="P108"/>
      <text:p text:style-name="P108">Hacer ls e ingresar al archivo libvirt.xml (con less o vi)</text:p>
      <text:p text:style-name="P108"/>
      <text:p text:style-name="P108">alli aparecerá el nombre de la instancia. </text:p>
      <text:p text:style-name="P108"/>
      <text:p text:style-name="P108"/>
      <text:p text:style-name="P108"/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7-09-04T17:06:15.911162376</dc:date>
    <dc:creator>Evelyn blanco</dc:creator>
    <meta:editing-duration>P57DT6H18M20S</meta:editing-duration>
    <meta:editing-cycles>54</meta:editing-cycles>
    <meta:generator>LibreOffice/4.3.3.2$Linux_X86_64 LibreOffice_project/430m0$Build-2</meta:generator>
    <meta:document-statistic meta:table-count="1" meta:image-count="0" meta:object-count="0" meta:page-count="11" meta:paragraph-count="273" meta:word-count="1234" meta:character-count="10856" meta:non-whitespace-character-count="9514"/>
  </office:meta>
</office:document-meta>
</file>